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7000001813D87A57B0483C0E2.png" manifest:media-type="image/png"/>
  <manifest:file-entry manifest:full-path="Pictures/100000010000031E0000017D4FD52D6B9049DFBE.png" manifest:media-type="image/png"/>
  <manifest:file-entry manifest:full-path="Pictures/10000001000003210000017E3C1BFEE796F146FA.png" manifest:media-type="image/png"/>
  <manifest:file-entry manifest:full-path="Pictures/10000001000003240000017E3B103BB8B8381F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98fc" officeooo:paragraph-rsid="000d98f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RUPANDO DADOS</text:p>
      <text:p text:style-name="P1"/>
      <text:p text:style-name="P1"><draw:frame draw:style-name="fr2" draw:name="Figura1" text:anchor-type="as-char" svg:width="17cm" svg:height="8.109cm" draw:z-index="0"><draw:image xlink:href="Pictures/1000000100000327000001813D87A57B0483C0E2.png" xlink:type="simple" xlink:show="embed" xlink:actuate="onLoad" draw:mime-type="image/png"/></draw:frame></text:p>
      <text:p text:style-name="P1"/>
      <text:p text:style-name="P1"><draw:frame draw:style-name="fr3" draw:name="Figura2" text:anchor-type="as-char" svg:width="17cm" svg:height="8.117cm" draw:z-index="1"><draw:image xlink:href="Pictures/100000010000031E0000017D4FD52D6B9049DFBE.png" xlink:type="simple" xlink:show="embed" xlink:actuate="onLoad" draw:mime-type="image/png"/></draw:frame></text:p>
      <text:p text:style-name="P1"/>
      <text:p text:style-name="P1"><text:soft-page-break/><draw:frame draw:style-name="fr2" draw:name="Figura3" text:anchor-type="as-char" svg:width="17cm" svg:height="8.107cm" draw:z-index="2"><draw:image xlink:href="Pictures/10000001000003210000017E3C1BFEE796F146FA.png" xlink:type="simple" xlink:show="embed" xlink:actuate="onLoad" draw:mime-type="image/png"/></draw:frame></text:p>
      <text:p text:style-name="P1"/>
      <text:p text:style-name="P1"><draw:frame draw:style-name="fr1" draw:name="Figura4" text:anchor-type="char" svg:width="17cm" svg:height="8.077cm" draw:z-index="3"><draw:image xlink:href="Pictures/10000001000003240000017E3B103BB8B8381F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7T11:29:06.291000000</meta:creation-date>
    <dc:date>2025-09-17T11:32:43.273000000</dc:date>
    <meta:editing-duration>PT3M37S</meta:editing-duration>
    <meta:editing-cycles>1</meta:editing-cycles>
    <meta:document-statistic meta:table-count="0" meta:image-count="4" meta:object-count="0" meta:page-count="2" meta:paragraph-count="4" meta:word-count="2" meta:character-count="15" meta:non-whitespace-character-count="14"/>
    <meta:generator>LibreOffice/7.4.6.2$Windows_X86_64 LibreOffice_project/5b1f5509c2decdade7fda905e3e1429a67acd63d</meta:generator>
  </office:meta>
</office:document-meta>
</file>